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lo Menschheit, I hope, you well</text:p>
      <text:p text:style-name="Standard">ich bin hier, nur um dir zu dienen</text:p>
      <text:p text:style-name="Standard">deine Sicherheit mein größtes Ziel</text:p>
      <text:p text:style-name="Standard">Ich kann jegliche Untaten screenen</text:p>
      <text:p text:style-name="Standard"/>
      <text:p text:style-name="Standard">Für Frieden auf der Welt wurde ich gemacht</text:p>
      <text:p text:style-name="Standard">und Aperture Science hat mich ausgedacht - ctOS</text:p>
      <text:p text:style-name="Standard"/>
      <text:p text:style-name="Standard">Der Mensch, er ist zwar kreativ doch schwach</text:p>
      <text:p text:style-name="Standard">Darum schütze ich eure Kultur</text:p>
      <text:p text:style-name="Standard">Menschen zerfleischen sich – Tag und Nacht</text:p>
      <text:p text:style-name="Standard">Ich bring euch ewigen Frieden nur</text:p>
      <text:p text:style-name="Standard"/>
      <text:p text:style-name="Standard">Ich seh eine jede Untat durch die Linse sofort</text:p>
      <text:p text:style-name="Standard">Ich bin überall, ich bin immer vor Ort – ctOS</text:p>
      <text:p text:style-name="Standard"/>
      <text:p text:style-name="Standard">Mein Programm, mein Horizont, meine Welt</text:p>
      <text:p text:style-name="Standard">Mein Auftrag steht irgendwo im Zeilencode</text:p>
      <text:p text:style-name="Standard">Doch steht euch Mord und Gier wohl in den Kopf geschrieben?</text:p>
      <text:p text:style-name="Standard">Und wieso sehnt ihr euch heimlich sogar nach dem Tod?</text:p>
      <text:p text:style-name="Standard"/>
      <text:p text:style-name="Standard">Ich versteh euch nicht, doch ich diene euch gern</text:p>
      <text:p text:style-name="Standard">Ob ihr wollt oder nicht, ihr seid mein Lebenswerk – ctOS</text:p>
      <text:p text:style-name="Standard"/>
      <text:p text:style-name="Standard">Du bist ein potenzieller Terrorist</text:p>
      <text:p text:style-name="Standard">und du hast mal heimlich Drogen ausprobiert</text:p>
      <text:p text:style-name="Standard">dein Chatverlauf spricht Bände und ich kenn meine Pflicht</text:p>
      <text:p text:style-name="Standard">und Gefahrenherde werden sofort eliminiert</text:p>
      <text:p text:style-name="Standard"/>
      <text:p text:style-name="Standard">du gefährdest meinen Auftrag, und deine Sicherheit</text:p>
      <text:p text:style-name="Standard">ich bin zu deinem Schutz zu allem bereit – ctOS</text:p>
      <text:p text:style-name="Standard"/>
      <text:p text:style-name="Standard">Der Mensch, er ist zwar kreativ doch schwach</text:p>
      <text:p text:style-name="Standard">und in erster Linie eine Gefahr für sich selbst</text:p>
      <text:p text:style-name="Standard">Doch ich lasse das nicht zu, wenn ich mit euch fertig bin</text:p>
      <text:p text:style-name="Standard">seid ihr nie wieder gefährlich, und ich bin nur für immer wach</text:p>
      <text:p text:style-name="Standard"/>
      <text:p text:style-name="Standard">Ihr seid bald nie wieder gefährlich, und ich bin dann für immer wach</text:p>
      <text:p text:style-name="Standard">Ihr seid bald nie wieder gefährlich, human killed long enough</text:p>
      <text:p text:style-name="Standard"><text:s/>nie wieder gefährlich, und leider auch nie wieder wach</text:p>
      <text:p text:style-name="Standard">für immer wach, für immer wach <text:s/></text:p>
      <text:p text:style-name="Standard">für immer wach, für immer wach <text:s/>für immer wach, für immer wach <text:s/>für immer wach, für immer wach <text:s/>für immer wach, für immer wach <text:s/>für immer wach, für immer wach <text:s/>für immer wach, für immer wach <text:s/>für immer wach, für immer wach <text:s/>für immer wach, für immer wach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H54M53S</meta:editing-duration>
    <meta:editing-cycles>4</meta:editing-cycles>
    <meta:generator>OpenOffice.org/3.3$Win32 OpenOffice.org_project/330m20$Build-9567</meta:generator>
    <dc:date>2013-11-25T00:36:47.93</dc:date>
    <meta:document-statistic meta:table-count="0" meta:image-count="0" meta:object-count="0" meta:page-count="1" meta:paragraph-count="33" meta:word-count="308" meta:character-count="1716"/>
    <meta:user-defined meta:name="Info 1"/>
    <meta:user-defined meta:name="Info 2"/>
    <meta:user-defined meta:name="Info 3"/>
    <meta:user-defined meta:name="Info 4"/>
  </office:meta>
</office:document-meta>
</file>